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1B942052D3EA34E66FA.png" manifest:media-type="image/png"/>
  <manifest:file-entry manifest:full-path="Pictures/1000000100000202000002411F016E9E43621D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rsid="0138f30a" officeooo:paragraph-rsid="014bd8f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loext:opacity="0%" style:font-name="sans-serif" fo:font-size="15pt" fo:font-weight="bold" officeooo:rsid="01384e48" officeooo:paragraph-rsid="0138f30a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96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4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41e6" officeooo:paragraph-rsid="013a4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a41e6" officeooo:paragraph-rsid="01496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d1b7e" officeooo:paragraph-rsid="013d1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bd8fa" officeooo:paragraph-rsid="014bd8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c7592" officeooo:paragraph-rsid="014c7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paragraph-rsid="00b428b8"/>
    </style:style>
    <style:style style:name="P14" style:family="paragraph" style:parent-style-name="Standard">
      <style:paragraph-properties fo:break-before="page"/>
      <style:text-properties officeooo:paragraph-rsid="00b428b8"/>
    </style:style>
    <style:style style:name="T1" style:family="text">
      <style:text-properties officeooo:rsid="0138f30a"/>
    </style:style>
    <style:style style:name="T2" style:family="text">
      <style:text-properties fo:font-weight="bold" officeooo:rsid="0118049e" style:font-weight-asian="bold" style:font-weight-complex="bold"/>
    </style:style>
    <style:style style:name="T3" style:family="text">
      <style:text-properties fo:font-weight="bold" officeooo:rsid="014bd8fa" style:font-weight-asian="bold" style:font-weight-complex="bold"/>
    </style:style>
    <style:style style:name="T4" style:family="text">
      <style:text-properties style:font-name="sans-serif" fo:font-size="15pt" fo:font-weight="bold" officeooo:rsid="01384e48" style:font-size-asian="15pt" style:font-weight-asian="bold" style:font-size-complex="15pt" style:font-weight-complex="bold"/>
    </style:style>
    <style:style style:name="T5" style:family="text">
      <style:text-properties style:font-name="sans-serif" fo:font-size="15pt" fo:font-weight="bold" officeooo:rsid="014c7592" style:font-size-asian="15pt" style:font-weight-asian="bold" style:font-size-complex="15pt" style:font-weight-complex="bold"/>
    </style:style>
    <style:style style:name="T6" style:family="text">
      <style:text-properties officeooo:rsid="015100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"/></text:p>
      <text:p text:style-name="P13"><draw:frame draw:style-name="fr1" draw:name="Image1" text:anchor-type="char" svg:width="19.039cm" svg:height="15.266cm" draw:z-index="1"><draw:image xlink:href="Pictures/1000000100000202000002411F016E9E43621D7C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draw:frame draw:style-name="fr2" draw:name="Image2" text:anchor-type="char" svg:x="0.245cm" svg:y="0.88cm" svg:width="17.679cm" svg:height="11.668cm" draw:z-index="0"><draw:image xlink:href="Pictures/1000000100000202000001B942052D3EA34E66FA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510056"/>
    </style:style>
    <style:style style:name="MT2" style:family="text">
      <style:text-properties officeooo:rsid="0138f30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appel: <text:span text:style-name="MT1">Exercice sur les</text:span><text:span text:style-name="MT2"> </text:span>dérivées <text:span text:style-name="MT1">usuelles</text:span>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5T10:26:35.566542931</dc:date>
    <meta:editing-duration>P1DT5H25M28S</meta:editing-duration>
    <meta:editing-cycles>254</meta:editing-cycles>
    <meta:document-statistic meta:table-count="0" meta:image-count="2" meta:object-count="0" meta:page-count="2" meta:paragraph-count="2" meta:word-count="11" meta:character-count="56" meta:non-whitespace-character-count="47"/>
  </office:meta>
</office:document-meta>
</file>